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14.44pt" svg:height="423.3pt" svg:x="324.4pt" svg:y="1300.17pt">
            <loext:p draw:notify-on-update-of-ranges="Sheet1.G1:Sheet1.G1 Sheet1.B107:Sheet1.B107 Sheet1.G102:Sheet1.G102 Sheet1.B1:Sheet1.W1 Sheet1.A102:Sheet1.A102 Sheet1.B102:Sheet1.W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78" calcext:value-type="float">
            <text:p>7.80E-04</text:p>
          </table:table-cell>
          <table:table-cell table:style-name="ce1" office:value-type="float" office:value="0.000078" calcext:value-type="float">
            <text:p>7.80E-05</text:p>
          </table:table-cell>
          <table:table-cell table:style-name="ce1" office:value-type="float" office:value="0.0000078" calcext:value-type="float">
            <text:p>7.80E-06</text:p>
          </table:table-cell>
          <table:table-cell table:style-name="ce1" office:value-type="float" office:value="0.00000078" calcext:value-type="float">
            <text:p>7.80E-07</text:p>
          </table:table-cell>
          <table:table-cell table:style-name="ce1" office:value-type="float" office:value="0.000000078" calcext:value-type="float">
            <text:p>7.80E-08</text:p>
          </table:table-cell>
          <table:table-cell table:style-name="ce1" office:value-type="float" office:value="0.0000000078" calcext:value-type="float">
            <text:p>7.80E-09</text:p>
          </table:table-cell>
          <table:table-cell table:style-name="ce1" office:value-type="float" office:value="0.00000000078" calcext:value-type="float">
            <text:p>7.80E-10</text:p>
          </table:table-cell>
          <table:table-cell table:style-name="ce1" office:value-type="float" office:value="0.000000000078" calcext:value-type="float">
            <text:p>7.80E-11</text:p>
          </table:table-cell>
          <table:table-cell table:style-name="ce1" office:value-type="float" office:value="0.0000000000078" calcext:value-type="float">
            <text:p>7.80E-12</text:p>
          </table:table-cell>
          <table:table-cell table:style-name="ce1" office:value-type="float" office:value="0.00000000000078" calcext:value-type="float">
            <text:p>7.80E-13</text:p>
          </table:table-cell>
          <table:table-cell table:style-name="ce1" office:value-type="float" office:value="0.000000000000078" calcext:value-type="float">
            <text:p>7.80E-14</text:p>
          </table:table-cell>
          <table:table-cell table:style-name="ce1" office:value-type="float" office:value="7.8E-015" calcext:value-type="float">
            <text:p>7.80E-15</text:p>
          </table:table-cell>
          <table:table-cell table:style-name="ce1" office:value-type="float" office:value="7.8E-016" calcext:value-type="float">
            <text:p>7.80E-16</text:p>
          </table:table-cell>
          <table:table-cell table:style-name="ce1" office:value-type="float" office:value="7.8E-017" calcext:value-type="float">
            <text:p>7.80E-17</text:p>
          </table:table-cell>
          <table:table-cell table:style-name="ce1" office:value-type="float" office:value="7.8E-018" calcext:value-type="float">
            <text:p>7.80E-18</text:p>
          </table:table-cell>
          <table:table-cell table:style-name="ce1" office:value-type="float" office:value="7.8E-019" calcext:value-type="float">
            <text:p>7.80E-19</text:p>
          </table:table-cell>
          <table:table-cell table:style-name="ce1" office:value-type="float" office:value="7.8E-020" calcext:value-type="float">
            <text:p>7.80E-20</text:p>
          </table:table-cell>
          <table:table-cell table:style-name="ce1" office:value-type="float" office:value="7.8E-021" calcext:value-type="float">
            <text:p>7.80E-21</text:p>
          </table:table-cell>
          <table:table-cell table:style-name="ce1" office:value-type="float" office:value="7.8E-022" calcext:value-type="float">
            <text:p>7.80E-22</text:p>
          </table:table-cell>
          <table:table-cell table:style-name="ce1" office:value-type="float" office:value="7.8E-023" calcext:value-type="float">
            <text:p>7.80E-23</text:p>
          </table:table-cell>
          <table:table-cell table:style-name="ce1" office:value-type="float" office:value="7.8E-024" calcext:value-type="float">
            <text:p>7.80E-24</text:p>
          </table:table-cell>
          <table:table-cell table:style-name="ce1" office:value-type="float" office:value="7.8E-025" calcext:value-type="float">
            <text:p>7.80E-25</text:p>
          </table:table-cell>
          <table:table-cell table:number-columns-repeated="7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187" calcext:value-type="float">
            <text:p>187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 office:value-type="float" office:value="264" calcext:value-type="float">
            <text:p>264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7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212" calcext:value-type="float">
            <text:p>212</text:p>
          </table:table-cell>
          <table:table-cell table:number-columns-repeated="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table:number-columns-repeated="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number-columns-repeated="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number-columns-repeated="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table:number-columns-repeated="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table:number-columns-repeated="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number-columns-repeated="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number-columns-repeated="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table:number-columns-repeated="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7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7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table:number-columns-repeated="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7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table:number-columns-repeated="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number-columns-repeated="7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table:number-columns-repeated="7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number-columns-repeated="7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7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7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table:number-columns-repeated="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table:number-columns-repeated="7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number-columns-repeated="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7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7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7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7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7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7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number-columns-repeated="7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7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7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7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table:number-columns-repeated="7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7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table:number-columns-repeated="7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number-columns-repeated="7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table:number-columns-repeated="7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7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7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table:number-columns-repeated="7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table:number-columns-repeated="7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7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7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7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7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table:number-columns-repeated="7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  <table:table-cell table:number-columns-repeated="7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table:number-columns-repeated="7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  <table:table-cell table:number-columns-repeated="7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table:number-columns-repeated="7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7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table:number-columns-repeated="7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table:number-columns-repeated="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densities</text:p>
          </table:table-cell>
          <table:table-cell table:formula="of:=AVERAGE([.B2:.B101])" office:value-type="float" office:value="33.12" calcext:value-type="float">
            <text:p>33.12</text:p>
          </table:table-cell>
          <table:table-cell table:formula="of:=AVERAGE([.C2:.C101])" office:value-type="float" office:value="10.58" calcext:value-type="float">
            <text:p>10.58</text:p>
          </table:table-cell>
          <table:table-cell table:formula="of:=AVERAGE([.D2:.D101])" office:value-type="float" office:value="8.82" calcext:value-type="float">
            <text:p>8.82</text:p>
          </table:table-cell>
          <table:table-cell table:formula="of:=AVERAGE([.E2:.E101])" office:value-type="float" office:value="7.87" calcext:value-type="float">
            <text:p>7.87</text:p>
          </table:table-cell>
          <table:table-cell table:formula="of:=AVERAGE([.F2:.F101])" office:value-type="float" office:value="7.69" calcext:value-type="float">
            <text:p>7.69</text:p>
          </table:table-cell>
          <table:table-cell table:formula="of:=AVERAGE([.G2:.G101])" office:value-type="float" office:value="6.82" calcext:value-type="float">
            <text:p>6.82</text:p>
          </table:table-cell>
          <table:table-cell table:formula="of:=AVERAGE([.H2:.H101])" office:value-type="float" office:value="7.67" calcext:value-type="float">
            <text:p>7.67</text:p>
          </table:table-cell>
          <table:table-cell table:formula="of:=AVERAGE([.I2:.I101])" office:value-type="float" office:value="7.43" calcext:value-type="float">
            <text:p>7.43</text:p>
          </table:table-cell>
          <table:table-cell table:formula="of:=AVERAGE([.J2:.J101])" office:value-type="float" office:value="7.28" calcext:value-type="float">
            <text:p>7.28</text:p>
          </table:table-cell>
          <table:table-cell table:formula="of:=AVERAGE([.K2:.K101])" office:value-type="float" office:value="7.31" calcext:value-type="float">
            <text:p>7.31</text:p>
          </table:table-cell>
          <table:table-cell table:formula="of:=AVERAGE([.L2:.L101])" office:value-type="float" office:value="7.3" calcext:value-type="float">
            <text:p>7.3</text:p>
          </table:table-cell>
          <table:table-cell table:formula="of:=AVERAGE([.M2:.M101])" office:value-type="float" office:value="8.1" calcext:value-type="float">
            <text:p>8.1</text:p>
          </table:table-cell>
          <table:table-cell table:formula="of:=AVERAGE([.N2:.N101])" office:value-type="float" office:value="8.18" calcext:value-type="float">
            <text:p>8.18</text:p>
          </table:table-cell>
          <table:table-cell table:formula="of:=AVERAGE([.O2:.O101])" office:value-type="float" office:value="9.26" calcext:value-type="float">
            <text:p>9.26</text:p>
          </table:table-cell>
          <table:table-cell table:formula="of:=AVERAGE([.P2:.P101])" office:value-type="float" office:value="11.05" calcext:value-type="float">
            <text:p>11.05</text:p>
          </table:table-cell>
          <table:table-cell table:formula="of:=AVERAGE([.Q2:.Q101])" office:value-type="float" office:value="10.08" calcext:value-type="float">
            <text:p>10.08</text:p>
          </table:table-cell>
          <table:table-cell table:formula="of:=AVERAGE([.R2:.R101])" office:value-type="float" office:value="21.38" calcext:value-type="float">
            <text:p>21.38</text:p>
          </table:table-cell>
          <table:table-cell table:formula="of:=AVERAGE([.S2:.S101])" office:value-type="float" office:value="19.5" calcext:value-type="float">
            <text:p>19.5</text:p>
          </table:table-cell>
          <table:table-cell table:formula="of:=AVERAGE([.T2:.T101])" office:value-type="float" office:value="18.96" calcext:value-type="float">
            <text:p>18.96</text:p>
          </table:table-cell>
          <table:table-cell table:formula="of:=AVERAGE([.U2:.U101])" office:value-type="float" office:value="20.08" calcext:value-type="float">
            <text:p>20.08</text:p>
          </table:table-cell>
          <table:table-cell table:formula="of:=AVERAGE([.V2:.V101])" office:value-type="float" office:value="24.55" calcext:value-type="float">
            <text:p>24.55</text:p>
          </table:table-cell>
          <table:table-cell table:formula="of:=AVERAGE([.W2:.W101])" office:value-type="float" office:value="76.83" calcext:value-type="float">
            <text:p>76.83</text:p>
          </table:table-cell>
          <table:table-cell table:number-columns-repeated="79"/>
        </table:table-row>
        <table:table-row table:style-name="ro1" table:number-rows-repeated="4">
          <table:table-cell table:number-columns-repeated="102"/>
        </table:table-row>
        <table:table-row table:style-name="ro1">
          <table:table-cell/>
          <table:table-cell office:value-type="string" calcext:value-type="string">
            <text:p>steel</text:p>
          </table:table-cell>
          <table:table-cell table:number-columns-repeated="100"/>
        </table:table-row>
        <table:table-row table:style-name="ro1" table:number-rows-repeated="2">
          <table:table-cell table:number-columns-repeated="102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</table:table>
      <table:named-expressions/>
      <table:database-ranges>
        <table:database-range table:name="__Anonymous_Sheet_DB__0" table:target-range-address="Sheet1.B1:Sheet1.W102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13:55:13.656721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2:37:24.101546203</meta:creation-date>
    <dc:date>2018-08-06T13:56:01.406074815</dc:date>
    <meta:editing-duration>PT34M34S</meta:editing-duration>
    <meta:editing-cycles>6</meta:editing-cycles>
    <meta:generator>LibreOffice/5.1.6.2$Linux_X86_64 LibreOffice_project/10m0$Build-2</meta:generator>
    <meta:document-statistic meta:table-count="1" meta:cell-count="23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2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true" chart:minimum="5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05cm" svg:height="14.934cm" xlink:href=".." xlink:type="simple" chart:class="chart:scatter" chart:row-mapping="0" chart:style-name="ch1">
        <chart:title svg:x="3.691cm" svg:y="0.433cm" chart:style-name="ch2">
          <text:p>Average coupling iterations vs. Density of the structure</text:p>
        </chart:title>
        <chart:legend chart:legend-position="end" svg:x="21.093cm" svg:y="6.434cm" style:legend-expansion="high" chart:style-name="ch3"/>
        <chart:plot-area chart:style-name="ch4" table:cell-range-address="Sheet1.G1:Sheet1.G1 Sheet1.B107:Sheet1.B107 Sheet1.A102:Sheet1.W102" chart:data-source-has-labels="column" svg:x="2.199cm" svg:y="1.976cm" svg:width="18.39cm" svg:height="10.995cm">
          <chartooo:coordinate-region svg:x="2.887cm" svg:y="1.976cm" svg:width="17.011cm" svg:height="10.348cm"/>
          <chart:axis chart:dimension="x" chart:name="primary-x" chart:style-name="ch5">
            <chart:title svg:x="7.986cm" svg:y="13.269cm" chart:style-name="ch6">
              <text:p>Density (N / s² mm⁴)</text:p>
            </chart:title>
          </chart:axis>
          <chart:axis chart:dimension="y" chart:name="primary-y" chart:style-name="ch7">
            <chart:title svg:x="0.451cm" svg:y="8.566cm" chart:style-name="ch8">
              <text:p>N_iter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G102:Sheet1.G102" chart:label-cell-address="Sheet1.B107:Sheet1.B107" chart:class="chart:scatter">
            <chart:domain table:cell-range-address="Sheet1.G1:Sheet1.G1"/>
            <chart:data-point/>
          </chart:series>
          <chart:series chart:style-name="ch12" chart:values-cell-range-address="Sheet1.B102:Sheet1.W102" chart:label-cell-address="Sheet1.A102:Sheet1.A102" chart:class="chart:scatter">
            <chart:domain table:cell-range-address="Sheet1.B1:Sheet1.W1"/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00000078">
                <text:p>0.0000000078</text:p>
                <draw:g>
                  <svg:desc>Sheet1.G1:Sheet1.G1</svg:desc>
                </draw:g>
              </table:table-cell>
            </table:table-row>
            <table:table-row>
              <table:table-cell office:value-type="string">
                <text:p>steel</text:p>
                <draw:g>
                  <svg:desc>Sheet1.B107:Sheet1.B107</svg:desc>
                </draw:g>
              </table:table-cell>
              <table:table-cell office:value-type="float" office:value="6.82">
                <text:p>6.82</text:p>
                <draw:g>
                  <svg:desc>Sheet1.G102:Sheet1.G102</svg:desc>
                </draw:g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78">
                <text:p>0.00078</text:p>
                <draw:g>
                  <svg:desc>Sheet1.B1:Sheet1.W1</svg:desc>
                </draw:g>
              </table:table-cell>
              <table:table-cell office:value-type="float" office:value="0.000078">
                <text:p>0.000078</text:p>
              </table:table-cell>
              <table:table-cell office:value-type="float" office:value="0.0000078">
                <text:p>0.0000078</text:p>
              </table:table-cell>
              <table:table-cell office:value-type="float" office:value="0.00000078">
                <text:p>0.00000078</text:p>
              </table:table-cell>
              <table:table-cell office:value-type="float" office:value="0.000000078">
                <text:p>0.000000078</text:p>
              </table:table-cell>
              <table:table-cell office:value-type="float" office:value="0.0000000078">
                <text:p>0.0000000078</text:p>
              </table:table-cell>
              <table:table-cell office:value-type="float" office:value="0.00000000078">
                <text:p>0.00000000078</text:p>
              </table:table-cell>
              <table:table-cell office:value-type="float" office:value="0.000000000078">
                <text:p>0.000000000078</text:p>
              </table:table-cell>
              <table:table-cell office:value-type="float" office:value="0.0000000000078">
                <text:p>0.0000000000078</text:p>
              </table:table-cell>
              <table:table-cell office:value-type="float" office:value="0.00000000000078">
                <text:p>0.00000000000078</text:p>
              </table:table-cell>
              <table:table-cell office:value-type="float" office:value="0.000000000000078">
                <text:p>0.000000000000078</text:p>
              </table:table-cell>
              <table:table-cell office:value-type="float" office:value="7.8E-015">
                <text:p>7.8E-015</text:p>
              </table:table-cell>
              <table:table-cell office:value-type="float" office:value="7.8E-016">
                <text:p>7.8E-016</text:p>
              </table:table-cell>
              <table:table-cell office:value-type="float" office:value="7.8E-017">
                <text:p>7.8E-017</text:p>
              </table:table-cell>
              <table:table-cell office:value-type="float" office:value="7.8E-018">
                <text:p>7.8E-018</text:p>
              </table:table-cell>
              <table:table-cell office:value-type="float" office:value="7.8E-019">
                <text:p>7.8E-019</text:p>
              </table:table-cell>
              <table:table-cell office:value-type="float" office:value="7.8E-020">
                <text:p>7.8E-020</text:p>
              </table:table-cell>
              <table:table-cell office:value-type="float" office:value="7.8E-021">
                <text:p>7.8E-021</text:p>
              </table:table-cell>
              <table:table-cell office:value-type="float" office:value="7.8E-022">
                <text:p>7.8E-022</text:p>
              </table:table-cell>
              <table:table-cell office:value-type="float" office:value="7.8E-023">
                <text:p>7.8E-023</text:p>
              </table:table-cell>
              <table:table-cell office:value-type="float" office:value="7.8E-024">
                <text:p>7.8E-024</text:p>
              </table:table-cell>
              <table:table-cell office:value-type="float" office:value="7.8E-025">
                <text:p>7.8E-025</text:p>
              </table:table-cell>
            </table:table-row>
            <table:table-row>
              <table:table-cell office:value-type="string">
                <text:p>densities</text:p>
                <draw:g>
                  <svg:desc>Sheet1.A102:Sheet1.A102</svg:desc>
                </draw:g>
              </table:table-cell>
              <table:table-cell office:value-type="float" office:value="33.12">
                <text:p>33.12</text:p>
                <draw:g>
                  <svg:desc>Sheet1.B102:Sheet1.W102</svg:desc>
                </draw:g>
              </table:table-cell>
              <table:table-cell office:value-type="float" office:value="10.58">
                <text:p>10.58</text:p>
              </table:table-cell>
              <table:table-cell office:value-type="float" office:value="8.82">
                <text:p>8.82</text:p>
              </table:table-cell>
              <table:table-cell office:value-type="float" office:value="7.87">
                <text:p>7.87</text:p>
              </table:table-cell>
              <table:table-cell office:value-type="float" office:value="7.69">
                <text:p>7.69</text:p>
              </table:table-cell>
              <table:table-cell office:value-type="float" office:value="6.82">
                <text:p>6.82</text:p>
              </table:table-cell>
              <table:table-cell office:value-type="float" office:value="7.67">
                <text:p>7.67</text:p>
              </table:table-cell>
              <table:table-cell office:value-type="float" office:value="7.43">
                <text:p>7.43</text:p>
              </table:table-cell>
              <table:table-cell office:value-type="float" office:value="7.28">
                <text:p>7.28</text:p>
              </table:table-cell>
              <table:table-cell office:value-type="float" office:value="7.31">
                <text:p>7.31</text:p>
              </table:table-cell>
              <table:table-cell office:value-type="float" office:value="7.3">
                <text:p>7.3</text:p>
              </table:table-cell>
              <table:table-cell office:value-type="float" office:value="8.1">
                <text:p>8.1</text:p>
              </table:table-cell>
              <table:table-cell office:value-type="float" office:value="8.18">
                <text:p>8.18</text:p>
              </table:table-cell>
              <table:table-cell office:value-type="float" office:value="9.26">
                <text:p>9.26</text:p>
              </table:table-cell>
              <table:table-cell office:value-type="float" office:value="11.05">
                <text:p>11.05</text:p>
              </table:table-cell>
              <table:table-cell office:value-type="float" office:value="10.08">
                <text:p>10.08</text:p>
              </table:table-cell>
              <table:table-cell office:value-type="float" office:value="21.38">
                <text:p>21.38</text:p>
              </table:table-cell>
              <table:table-cell office:value-type="float" office:value="19.5">
                <text:p>19.5</text:p>
              </table:table-cell>
              <table:table-cell office:value-type="float" office:value="18.96">
                <text:p>18.96</text:p>
              </table:table-cell>
              <table:table-cell office:value-type="float" office:value="20.08">
                <text:p>20.08</text:p>
              </table:table-cell>
              <table:table-cell office:value-type="float" office:value="24.55">
                <text:p>24.55</text:p>
              </table:table-cell>
              <table:table-cell office:value-type="float" office:value="76.83">
                <text:p>76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